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d4d7" officeooo:paragraph-rsid="0011d4d7"/>
    </style:style>
    <style:style style:name="P2" style:family="paragraph" style:parent-style-name="Standard">
      <style:text-properties fo:font-style="italic" officeooo:rsid="0011d4d7" officeooo:paragraph-rsid="0011d4d7" style:font-style-asian="italic" style:font-style-complex="italic"/>
    </style:style>
    <style:style style:name="P3" style:family="paragraph" style:parent-style-name="Standard">
      <style:text-properties fo:font-style="italic" officeooo:rsid="001217d1" officeooo:paragraph-rsid="001217d1" style:font-style-asian="italic" style:font-style-complex="italic"/>
    </style:style>
    <style:style style:name="P4" style:family="paragraph" style:parent-style-name="Standard">
      <style:text-properties fo:font-style="italic" officeooo:rsid="00135b63" officeooo:paragraph-rsid="00135b63" style:font-style-asian="italic" style:font-style-complex="italic"/>
    </style:style>
    <style:style style:name="P5" style:family="paragraph" style:parent-style-name="Standard">
      <style:text-properties fo:font-style="italic" officeooo:rsid="00142f01" officeooo:paragraph-rsid="00142f01"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142f01" officeooo:paragraph-rsid="00142f01" style:font-style-asian="italic" style:font-style-complex="italic"/>
    </style:style>
    <style:style style:name="P7" style:family="paragraph" style:parent-style-name="Standard">
      <style:text-properties fo:font-style="italic" style:text-underline-style="solid" style:text-underline-width="auto" style:text-underline-color="font-color" officeooo:rsid="0015a5ee" officeooo:paragraph-rsid="0015a5ee" style:font-style-asian="italic" style:font-style-complex="italic"/>
    </style:style>
    <style:style style:name="P8" style:family="paragraph" style:parent-style-name="Standard">
      <style:text-properties fo:font-style="italic" style:text-underline-style="solid" style:text-underline-width="auto" style:text-underline-color="font-color" officeooo:rsid="00169c9c" officeooo:paragraph-rsid="00169c9c" style:font-style-asian="italic" style:font-style-complex="italic"/>
    </style:style>
    <style:style style:name="P9" style:family="paragraph" style:parent-style-name="Standard">
      <style:text-properties fo:font-style="italic" style:text-underline-style="solid" style:text-underline-width="auto" style:text-underline-color="font-color" officeooo:rsid="0018e51d" officeooo:paragraph-rsid="0018e51d" style:font-style-asian="italic" style:font-style-complex="italic"/>
    </style:style>
    <style:style style:name="P10" style:family="paragraph" style:parent-style-name="Standard">
      <style:paragraph-properties fo:text-align="justify" style:justify-single-word="false"/>
      <style:text-properties fo:font-style="italic" style:text-underline-style="solid" style:text-underline-width="auto" style:text-underline-color="font-color" officeooo:rsid="0018e51d" officeooo:paragraph-rsid="0018e51d" style:font-style-asian="italic" style:font-style-complex="italic"/>
    </style:style>
    <style:style style:name="P11" style:family="paragraph" style:parent-style-name="Standard">
      <style:paragraph-properties fo:text-align="justify" style:justify-single-word="false"/>
      <style:text-properties fo:font-style="italic" style:text-underline-style="solid" style:text-underline-width="auto" style:text-underline-color="font-color" officeooo:rsid="001aa077" officeooo:paragraph-rsid="001aa077" style:font-style-asian="italic" style:font-style-complex="italic"/>
    </style:style>
    <style:style style:name="P12" style:family="paragraph" style:parent-style-name="Standard">
      <style:paragraph-properties fo:text-align="justify" style:justify-single-word="false">
        <style:tab-stops>
          <style:tab-stop style:position="3.6362in"/>
        </style:tab-stops>
      </style:paragraph-properties>
      <style:text-properties fo:font-style="italic" style:text-underline-style="solid" style:text-underline-width="auto" style:text-underline-color="font-color" officeooo:rsid="001aa077" officeooo:paragraph-rsid="001aa077" style:font-style-asian="italic" style:font-style-complex="italic"/>
    </style:style>
    <style:style style:name="P13" style:family="paragraph" style:parent-style-name="Standard">
      <style:paragraph-properties fo:text-align="justify" style:justify-single-word="false">
        <style:tab-stops>
          <style:tab-stop style:position="3.6362in"/>
        </style:tab-stops>
      </style:paragraph-properties>
      <style:text-properties fo:font-style="italic" style:text-underline-style="solid" style:text-underline-width="auto" style:text-underline-color="font-color" officeooo:rsid="001c1386" officeooo:paragraph-rsid="001c1386" style:font-style-asian="italic" style:font-style-complex="italic"/>
    </style:style>
    <style:style style:name="P14" style:family="paragraph" style:parent-style-name="Standard">
      <style:paragraph-properties fo:text-align="justify" style:justify-single-word="false">
        <style:tab-stops>
          <style:tab-stop style:position="3.6362in"/>
        </style:tab-stops>
      </style:paragraph-properties>
      <style:text-properties fo:font-style="italic" style:text-underline-style="solid" style:text-underline-width="auto" style:text-underline-color="font-color" officeooo:rsid="001c8354" officeooo:paragraph-rsid="001c8354" style:font-style-asian="italic" style:font-style-complex="italic"/>
    </style:style>
    <style:style style:name="P15" style:family="paragraph" style:parent-style-name="Standard">
      <style:text-properties fo:font-style="normal" officeooo:rsid="0011d4d7" officeooo:paragraph-rsid="0011d4d7" style:font-style-asian="normal" style:font-style-complex="normal"/>
    </style:style>
    <style:style style:name="P16" style:family="paragraph" style:parent-style-name="Standard">
      <style:text-properties fo:font-style="normal" officeooo:rsid="0011d4d7" officeooo:paragraph-rsid="001c8354" style:font-style-asian="normal" style:font-style-complex="normal"/>
    </style:style>
    <style:style style:name="P17" style:family="paragraph" style:parent-style-name="Standard">
      <style:text-properties fo:font-style="normal" officeooo:rsid="00135b63" officeooo:paragraph-rsid="00135b63" style:font-style-asian="normal" style:font-style-complex="normal"/>
    </style:style>
    <style:style style:name="P18" style:family="paragraph" style:parent-style-name="Standard">
      <style:text-properties fo:font-style="normal" officeooo:rsid="00135b63" officeooo:paragraph-rsid="001c8354" style:font-style-asian="normal" style:font-style-complex="normal"/>
    </style:style>
    <style:style style:name="P19" style:family="paragraph" style:parent-style-name="Standard">
      <style:text-properties fo:font-style="normal" officeooo:rsid="00142f01" officeooo:paragraph-rsid="00142f01" style:font-style-asian="normal" style:font-style-complex="normal"/>
    </style:style>
    <style:style style:name="P20" style:family="paragraph" style:parent-style-name="Standard">
      <style:text-properties fo:font-style="normal" style:text-underline-style="solid" style:text-underline-width="auto" style:text-underline-color="font-color" officeooo:rsid="00142f01" officeooo:paragraph-rsid="00142f01" style:font-style-asian="normal" style:font-style-complex="normal"/>
    </style:style>
    <style:style style:name="P21" style:family="paragraph" style:parent-style-name="Standard">
      <style:text-properties fo:font-style="normal" style:text-underline-style="solid" style:text-underline-width="auto" style:text-underline-color="font-color" officeooo:rsid="0015a5ee" officeooo:paragraph-rsid="0015a5ee" style:font-style-asian="normal" style:font-style-complex="normal"/>
    </style:style>
    <style:style style:name="P22" style:family="paragraph" style:parent-style-name="Standard">
      <style:text-properties fo:font-style="normal" style:text-underline-style="solid" style:text-underline-width="auto" style:text-underline-color="font-color" officeooo:rsid="00169c9c" officeooo:paragraph-rsid="00169c9c" style:font-style-asian="normal" style:font-style-complex="normal"/>
    </style:style>
    <style:style style:name="P23" style:family="paragraph" style:parent-style-name="Standard">
      <style:text-properties fo:font-style="normal" style:text-underline-style="solid" style:text-underline-width="auto" style:text-underline-color="font-color" officeooo:rsid="001791c5" officeooo:paragraph-rsid="001791c5"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18e51d" officeooo:paragraph-rsid="0018e51d"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18e51d" officeooo:paragraph-rsid="001c8354" style:font-style-asian="normal" style:font-style-complex="normal"/>
    </style:style>
    <style:style style:name="P26" style:family="paragraph" style:parent-style-name="Standard">
      <style:paragraph-properties fo:text-align="justify" style:justify-single-word="false"/>
      <style:text-properties fo:font-style="normal" style:text-underline-style="solid" style:text-underline-width="auto" style:text-underline-color="font-color" officeooo:rsid="001aa077" officeooo:paragraph-rsid="001aa077" style:font-style-asian="normal" style:font-style-complex="normal"/>
    </style:style>
    <style:style style:name="P27" style:family="paragraph" style:parent-style-name="Standard">
      <style:paragraph-properties fo:text-align="justify" style:justify-single-word="false">
        <style:tab-stops>
          <style:tab-stop style:position="3.6362in"/>
        </style:tab-stops>
      </style:paragraph-properties>
      <style:text-properties fo:font-style="normal" style:text-underline-style="solid" style:text-underline-width="auto" style:text-underline-color="font-color" officeooo:rsid="001aa077" officeooo:paragraph-rsid="001aa077" style:font-style-asian="normal" style:font-style-complex="normal"/>
    </style:style>
    <style:style style:name="P28" style:family="paragraph" style:parent-style-name="Standard">
      <style:paragraph-properties fo:text-align="justify" style:justify-single-word="false">
        <style:tab-stops>
          <style:tab-stop style:position="3.6362in"/>
        </style:tab-stops>
      </style:paragraph-properties>
      <style:text-properties fo:font-style="normal" style:text-underline-style="solid" style:text-underline-width="auto" style:text-underline-color="font-color" officeooo:rsid="001c1386" officeooo:paragraph-rsid="001c1386" style:font-style-asian="normal" style:font-style-complex="normal"/>
    </style:style>
    <style:style style:name="P29" style:family="paragraph" style:parent-style-name="Standard">
      <style:paragraph-properties fo:text-align="justify" style:justify-single-word="false">
        <style:tab-stops>
          <style:tab-stop style:position="3.6362in"/>
        </style:tab-stops>
      </style:paragraph-properties>
      <style:text-properties fo:font-style="normal" style:text-underline-style="solid" style:text-underline-width="auto" style:text-underline-color="font-color" officeooo:rsid="001c1386" officeooo:paragraph-rsid="001c8354"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officeooo:rsid="00135b63"/>
    </style:style>
    <style:style style:name="T4" style:family="text">
      <style:text-properties style:text-underline-style="none"/>
    </style:style>
    <style:style style:name="T5" style:family="text">
      <style:text-properties style:text-underline-style="none" officeooo:rsid="00169c9c"/>
    </style:style>
    <style:style style:name="T6" style:family="text">
      <style:text-properties style:text-underline-style="none" officeooo:rsid="001791c5"/>
    </style:style>
    <style:style style:name="T7" style:family="text">
      <style:text-properties style:text-underline-style="none" officeooo:rsid="001aa077"/>
    </style:style>
    <style:style style:name="T8" style:family="text">
      <style:text-properties style:text-underline-style="none" officeooo:rsid="001c1386"/>
    </style:style>
    <style:style style:name="T9" style:family="text">
      <style:text-properties officeooo:rsid="001d74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tnik, prepis Intervjuja, 12.3.2018, Ravne</text:p>
      <text:p text:style-name="P1"/>
      <text:p text:style-name="P1">Mi se tudi malo ukvarjamo, kako spravit znanje do ljudi. Malo je nesmiselno delat, če ne bo na drugi strani uporabnikov. Zato me samo zanima, kaj ljudje menijo o tem.</text:p>
      <text:p text:style-name="P1"/>
      <text:p text:style-name="P1">Najprej me samo zanima glede genomske selekcij – mogoče veste, kje so prednosti pa na kak način lahgko pripomore k selekciji?</text:p>
      <text:p text:style-name="P1"/>
      <text:p text:style-name="P2">Ja kaj je prednost genomske je, da že na mladih živalih lahk dobiš rezultate, kaki so. Kaj genetika dosega v določeni živali – ne glede na to, da morš počakat da proizvodnja pokaže pol svoje. To je verjetno hitrejši razvoj v sami selekciji.</text:p>
      <text:p text:style-name="P2"/>
      <text:p text:style-name="P15">Pa jo vi uporabljate? Uporabljate genomsko testirane?</text:p>
      <text:p text:style-name="P15"/>
      <text:p text:style-name="P2">Do zdj še nismo oz. Kar smo – tole kar so za od bikovskih mater, da so teleta pol genomsko tut testirali. Pa kar je mlekarna jemala – od česar pa še ni povratnih rezultatov.</text:p>
      <text:p text:style-name="P2"/>
      <text:p text:style-name="P15">Zaenkrat še ne uporablajte?<text:line-break/><text:span text:style-name="T1">Zaenkrat še nismo, ko je bla zdj ene dvakrat, trikrat kaka možnost, da prjaviš – tist pol nismo.</text:span></text:p>
      <text:p text:style-name="P15"><text:span text:style-name="T1"/></text:p>
      <text:p text:style-name="P15">A recimo, v katalogu pogledate kej genomsko testirate ali pa kaj semenite?</text:p>
      <text:p text:style-name="P15"/>
      <text:p text:style-name="P2">Ja, ja, uporabljamo pa te iz katalogov tut – te genomsko testirane tut. </text:p>
      <text:p text:style-name="P2"/>
      <text:p text:style-name="P15">A jim v primerjavi s klasičnimi bolj zaupate ali manj? Jih date na slabpše krave?</text:p>
      <text:p text:style-name="P15"/>
      <text:p text:style-name="P2">Ne, ne bi niti neke razlike delal. Pač pogledaš rezultate, kk kej kažejo. Ne pa da bi zdj en genomc dobre rezultate kazal pa ga sam za to ne bi uporabljali, ker je na genomski način testiran. PAČ uporabljamo ga.</text:p>
      <text:p text:style-name="P2"/>
      <text:p text:style-name="P15">Potem nimate nekega nezaupanja v genomsko selekcijo?</text:p>
      <text:p text:style-name="P15"/>
      <text:p text:style-name="P2">No, lčeprav, ko smo bli zdj že ene par let nazaj, smo bli enkrat v Avstriji na eni ekskurziji, pa smob li pr enem dobrem rejcu, sicer črno-bele pasme, pa ga je en vprašal – kaj pa genomska selekcija – je pa tk po nemško povedal, da to je pa sam papir.</text:p>
      <text:p text:style-name="P2"/>
      <text:p text:style-name="P16">Kaj pa vi mislite o tem, se že kaže v praksi, da so kaj boljši?<text:span text:style-name="T9">č</text:span></text:p>
      <text:p text:style-name="P16"><text:span text:style-name="T1">To bi pa … Ja, pač selekcija stremi k boljšim rezultatom – Zdj pa, če je to hitrejši napredek, bi naj blo dejansko bolš, ko pa klasični ančin. Nismo še tolk uporabljali, da bi lahk na tem…</text:span></text:p>
      <text:p text:style-name="P2"/>
      <text:p text:style-name="P15">Velikoje tudi govora o domači / tuji selekciji. Ali bvi tudi uporabljate tuje bike?</text:p>
      <text:p text:style-name="P15"/>
      <text:p text:style-name="P3">Seveda uporabljamo oboje bike, domače in tuje.</text:p>
      <text:p text:style-name="P3">A: Skor več slovenskih ko tujih.</text:p>
      <text:p text:style-name="P3">F: ja, tst tk al tk, več domačih. Zdj tuja selekcija – eni bolj prsegajo na tujo selekcijo: Težko je tuje rezultate čist vnest v naše okolje – čist do potankosti jim verjet – kk bi se tste živali v naših razmerah obnašale in odrezale. <text:span text:style-name="T3">Ne vem – mal z rezervo tut malo selekcijo uporabljaš tuje rezultatw. Je pa res, da so v tujini večje populacije in da je možno boljše živali vzredit. Pa tut tradicionalno je će bojši pristop, al kk bi reku. Ker je drgačen odnos, že nasploh, bi reku, - že uzuni.</text:span></text:p>
      <text:p text:style-name="P3"/>
      <text:p text:style-name="P17">Kaj vi mislite, kaj je z odnosom ljudi do domače selekcije? Imamo dobro selekcijo, kakšno je mnenje ljudi? Kdo je krivec za nezaupanje?</text:p>
      <text:p text:style-name="P17"><text:soft-page-break/></text:p>
      <text:p text:style-name="P4">Ka pa vem – velik je faktorjev. Že naprimer tut, ko se je pred leti pojavlo v vzrejnem centru Nova Gorica – ljudje, ko so že leta in leta tam, jim tut pol že pride mal v glavo, da je to samoumevno tsto njihovo mesto, mladih zravn ne spustijo in pol ne gre razvoj naprej, tk ko bi lahk. In pol dejansko pade slaba luč že na vzrejni center in avtomatsko je pol tut tako mnenje na celotno selekcijo.</text:p>
      <text:p text:style-name="P4"/>
      <text:p text:style-name="P17">Kk se pa vam pokažejo ti domači biki? Am – so bolš ko tuji? Eni rejci pravijo, da pride od tujih bikov vn drgačno tele.</text:p>
      <text:p text:style-name="P17"/>
      <text:p text:style-name="P4">Drgačno telo – a veš, ka lahk rečem. Ti maš različne krave v štali – od tiste podpovprečne, ko je za vn – pa do najboljše. In na najboljšo boš dal ti najboljšga bika – tut tstga za 50 evrov. To je sigurno tuj bik. IN če je dobra krava, prčakuješ tut, da pride dobro tele vn. Sj narava dela svoje – to ni tk, da boš dal en kos plastike v avtomat, pa more tisto vn pridit. Zdj tk, čist apriori rečt, da je od tujga bika bolš tele, je mal tk …</text:p>
      <text:p text:style-name="P4"/>
      <text:p text:style-name="P4">A: To je tk, ko majo na FB vidiš debate, ko se pogovarjajo, če seme kupujejo pr GPZju al pa pr naših – pr Preske. Ko majo debate, da če kupuješ prek GPZja, maš ne vem, v povprečju 10% teličk, pa same bike. Da tisto, kar ostane od seksiranga semena, pa dajo sm v Slovenijo pa prodajo vn pa majo pol ne vem – same bike.</text:p>
      <text:p text:style-name="P4"/>
      <text:p text:style-name="P18">GPZ to?</text:p>
      <text:p text:style-name="P18"><text:span text:style-name="T1">A: Ja, pač majo od ttih prodajalcev majo take …</text:span></text:p>
      <text:p text:style-name="P4"/>
      <text:p text:style-name="P4">Ja to je, kk bi reku, to se tabori med seboj rikajo – kar pa delamo sam škodo sami seb.</text:p>
      <text:p text:style-name="P4"/>
      <text:p text:style-name="P19">To je marsikje, ja. Pa mislite, da tudi to ustvarja to negativno klimo.</text:p>
      <text:p text:style-name="P19"/>
      <text:p text:style-name="P5">To ustvarja negativno klimo, ja. Tut v domači selekciji. </text:p>
      <text:p text:style-name="P5"/>
      <text:p text:style-name="P20">Kaj<text:span text:style-name="T4"> pa mislite gelde kontrole, to v redu funkcionira? Kontrola, kontrolorji, selekcijska služba?</text:span></text:p>
      <text:p text:style-name="P20"><text:span text:style-name="T4"/></text:p>
      <text:p text:style-name="P6"><text:span text:style-name="T4">Ja ne vem, kontrola … Ne vem, kake maje kej drugi pomisleke glede kontrole. Je pa res, kar je tut že Kuhar reku pa ko se že pogovarjamo. So res kmetije, ko enormno odstopajo, ane ko so res dobre. Sam so pa tut sistemi reje vplivajo na podatke. Če boš pa ti šel iz enga, ko ma slabše pogoje reje genomsko testirat pa od unga, ko ma top pogoje, mogoč bojo pa glih obratno genomi pokazali. Sej ne ve, to ti bolj vep, ko delate na tem. Kolk pa na genomsko testiranje vpliva sam način reje? Niso zunanji vpliv, ane? To je gola genetika, ne?</text:span></text:p>
      <text:p text:style-name="P6"><text:span text:style-name="T4"/></text:p>
      <text:p text:style-name="P21"><text:span text:style-name="T4">Ja, tk ko pr klasičnih plemenskih vrednosti, se po enem plemenjaku vzame hčere iz vseh okolij …</text:span></text:p>
      <text:p text:style-name="P21"><text:span text:style-name="T4"/></text:p>
      <text:p text:style-name="P7"><text:span text:style-name="T4">Ja, ja, in pol se nardi neko povprečje.</text:span></text:p>
      <text:p text:style-name="P7"><text:span text:style-name="T4"/></text:p>
      <text:p text:style-name="P21"><text:span text:style-name="T4">Ja, tuki pr genomski pač pa referenčno populacijo – pr rjavi je ta Intergenomic – in tuki tut pride vse not – sabe, dobre reje… In tuki se oceni učinek vsakega gena. Npr. Ta gen prispeva 0.2 kile. In pr novi živali sam pogledaš, če ma to obliko gena, je potem plus 0.2 kile. Se pa plemenska vrednost spreminja z obračuni, ker vedno več podatkov prihaja not.</text:span></text:p>
      <text:p text:style-name="P21"><text:span text:style-name="T4">Ampak načeloma ne pliva reja – tk ko ste rekli, lahk maš slabo rejo, pa maš še vedno dobre genomske. </text:span></text:p>
      <text:p text:style-name="P7"><text:span text:style-name="T4">Ja, ja, ker se spreminjajo rezultati. Ja, maš dobre gene, dobrp gensko zasnovo. Ampak če pa nimašp pogojev, se pa tut ne pokaže vn</text:span></text:p>
      <text:p text:style-name="P7"><text:span text:style-name="T4"/></text:p>
      <text:p text:style-name="P21"><text:span text:style-name="T4">Ja, js ljudje pol tut dostkrat pričakujejo, </text:span><text:span text:style-name="T5">da bojo pa ne vem…</text:span></text:p>
      <text:p text:style-name="P21"><text:soft-page-break/><text:span text:style-name="T5"/></text:p>
      <text:p text:style-name="P8"><text:span text:style-name="T4">Ja, da boš ti bika dal na super kravo …</text:span></text:p>
      <text:p text:style-name="P8"><text:span text:style-name="T4">A: Pa boš dobu vn teličko, ko ma 15,000 laktacije, sam če maš pa ti v štali pogoje take, da ne more živet, ti tisto nč ne koristi.</text:span></text:p>
      <text:p text:style-name="P8"><text:span text:style-name="T4"/></text:p>
      <text:p text:style-name="P22"><text:span text:style-name="T4">Sam se pa še vedno ljudje ne odločajo tk na genotipizacijo. Zakaj vi milsite oz. Za kaj vi ne dajatee? A li ne verjamete, ne vidite prednosti, ali so tukaj samo finfncae?</text:span></text:p>
      <text:p text:style-name="P22"><text:span text:style-name="T4"/></text:p>
      <text:p text:style-name="P8"><text:span text:style-name="T4">Ne vem, nismo še tolk … </text:span><text:span text:style-name="T6">Ja, sej no – tole mi je blo daj prvo, na kak način se genomska dela. Torej vi iz vseh populacij iščete tale pa tale gen – in pol na drugem osebku, če vcsebuje ta gen, bo mel take lastnosti.</text:span></text:p>
      <text:p text:style-name="P8"><text:span text:style-name="T6"/></text:p>
      <text:p text:style-name="P23"><text:span text:style-name="T4">Ja, zdj se pogleda 50,000 mest. Na vsakem mestu je lahko A ali B …</text:span></text:p>
      <text:p text:style-name="P23"><text:span text:style-name="T4"/></text:p>
      <text:p text:style-name="P24"><text:span text:style-name="T4">Nas tudi zanima, kako bi bilo vam najbooljpše- kakšne podatke bi vi želeli od znanstvenih inštitucij pa kje? Ali premalo izobražujemo o tej genomski in preveč pričakujemo?</text:span><text:span text:style-name="T2"> Oz. </text:span><text:span text:style-name="T4">Na kak način bi bilo vam kot rejcu najbolje, da bi va informirali – preko revij, kontrolorjev, kontrol? Al bolj seminarji?</text:span></text:p>
      <text:p text:style-name="P24"><text:span text:style-name="T4"/></text:p>
      <text:p text:style-name="P9"><text:span text:style-name="T4">Ja, ne vem – prek kontrolorjev …</text:span></text:p>
      <text:p text:style-name="P9"><text:span text:style-name="T4"/></text:p>
      <text:p text:style-name="P24"><text:span text:style-name="T4">Ker nekako je treva informacijo spravit do ljudi. Zdj napisat – nekdo prebere, drug spet ne …</text:span></text:p>
      <text:p text:style-name="P24"><text:span text:style-name="T4"/></text:p>
      <text:p text:style-name="P9"><text:span text:style-name="T4">Ja, ta sistem the mailov – ane to je še najboljš. Ko greš tja pa odpreš pa vidiš določeno informacijo pa boš pogledu. Zdj cajtng je tk …</text:span></text:p>
      <text:p text:style-name="P9"><text:span text:style-name="T4">J: Ja, za seminar se morš spet odločit pa it tja.</text:span></text:p>
      <text:p text:style-name="P9"><text:span text:style-name="T4">F: Mail je pač tk, ga boš pogledu, ko maš catj – en ga bo pogledu zjutri, en ga bo pogledu zvečer, pač ko maš cajt. Dober – sigurno, da so seminarji tut ena od oblik – ena kombinacija tega- Revije so pa tk …</text:span></text:p>
      <text:p text:style-name="P9"><text:span text:style-name="T4">A: Kontrolorji so pa spet tk – pač enim je to sam šiht. Tist zrihta, vzorce pobere, nardi kar more. Edn se pa tk poglobi v tisto kravo, da bi o njej pogruntu vse, kar bi blo možno.</text:span></text:p>
      <text:p text:style-name="P9"><text:span text:style-name="T4">F: Pol je spet tk – če bi šlo to prek ljudi takih, pol jih je treba nekak stimulirat še zraven, poleg njegovga šihta, da bo prpravljen še tp zraven delat.</text:span></text:p>
      <text:p text:style-name="P9"><text:span text:style-name="T4"/></text:p>
      <text:p text:style-name="P24"><text:span text:style-name="T4">Pa najbrž je treba še rejce stimulirat.</text:span></text:p>
      <text:p text:style-name="P24"><text:span text:style-name="T4"/></text:p>
      <text:p text:style-name="P9"><text:span text:style-name="T4">Ja, še rejce.</text:span></text:p>
      <text:p text:style-name="P9"><text:span text:style-name="T4"/></text:p>
      <text:p text:style-name="P24"><text:span text:style-name="T4">Ali pa bi zdj upoštevate te podatke, ko dobite podatke o genetskih napakah? Odbirate na kakšno posebno mleko npr?</text:span></text:p>
      <text:p text:style-name="P24"><text:span text:style-name="T4"/></text:p>
      <text:p text:style-name="P9"><text:span text:style-name="T4">Ja, seveda, tam po katalogu že mal pogledaš, kere kazeine ma pa vsebnosti. Beljakovine, tolšča, litri pa tk al tk. Pa tut tam, ko so ocene fenotipa tut gledaš. Oziroma, najbolj na hiter SSI – ker ma najvišjega – tiste bike poskušamo uporabljat. To je pr testiranih. Pr mladih pač une podatke mlečnost, vsebnost.</text:span></text:p>
      <text:p text:style-name="P9"><text:span text:style-name="T4"/></text:p>
      <text:p text:style-name="P25"><text:span text:style-name="T4">Že kaj odbirate na lastnosti zdravja?</text:span></text:p>
      <text:p text:style-name="P25"><text:span text:style-name="T2">Ja, sigurno, sj tam so že podatki zdj za somatske pa dolgoživost.</text:span></text:p>
      <text:p text:style-name="P9"><text:span text:style-name="T4"/></text:p>
      <text:p text:style-name="P25"><text:span text:style-name="T4">Pa delate na somatiki?</text:span></text:p>
      <text:p text:style-name="P25"><text:span text:style-name="T2">Ja, ziher, ko bika semenimo, da gledamo tudi.</text:span></text:p>
      <text:p text:style-name="P9"><text:span text:style-name="T4"/></text:p>
      <text:p text:style-name="P24"><text:span text:style-name="T4">Mi mamo kr slabo stanje glede somatsih. Sj Celei se gre, sam morš rejce stimulirat.</text:span></text:p>
      <text:p text:style-name="P24"><text:soft-page-break/><text:span text:style-name="T4"/></text:p>
      <text:p text:style-name="P10"><text:span text:style-name="T4">J: Sej dodatek je.</text:span></text:p>
      <text:p text:style-name="P10"><text:span text:style-name="T4">F: Sj stimulirajo s temi 2%, če je tromesečno povprečje pod 250,000. Pa sej itak se ti gre – če je somatika nižja, je mlečnost višja. To je obratno sorazmerno. Če maš visoke somatske, je ziher manj mleka. Ker to že kaže na neke probleme.</text:span></text:p>
      <text:p text:style-name="P10"><text:span text:style-name="T4">J: Neki, neki že gre zraven, ko se somatika dvigne. To se poskuša skos, sam se pa skos trudi. Včasih gre, včasih ne – včasih pa tut vzropka na najdeš. </text:span></text:p>
      <text:p text:style-name="P10"><text:span text:style-name="T4">A: Smo mneli eno leto somatiko tristo. Pa nobenga ni zgleda, ko da bi mela </text:span><text:span text:style-name="T7">mastitis kr en za drugem. Ampak vsaka komplet čreda je mela somatiko dvignjeno.</text:span></text:p>
      <text:p text:style-name="P11"><text:span text:style-name="T4">J: Zdj pa nismo ful neki spreminjali, pa je somatika pod 200,000. Sj to je odvisno od vsega.</text:span></text:p>
      <text:p text:style-name="P11"><text:span text:style-name="T4">F: pa vročina poleti. To je ful faktorjev. </text:span></text:p>
      <text:p text:style-name="P11"><text:span text:style-name="T4"/></text:p>
      <text:p text:style-name="P26"><text:span text:style-name="T4">V bistvu me še sam zanima, če zaupate domačim inštitucijam pa domači selekciji?</text:span></text:p>
      <text:p text:style-name="P11"><text:span text:style-name="T4">Sj pravim, da glede na populacijo živine, sej ne vem kaj … Laćje delajo tisti, ki majo večjo populacijo. Siogurno, da se trudite. Zdj, da se ne bi dalo še bolš, to ne mormo rečt. Vedno se da še bolš. Selekcijo … Ne vem, zadnč smo meli na govedorejskem društvu je blo taka afera glede the domačih bikov – unih Miškotov v hlevu – kak padec, kaka špkoda je to za selekcijo. Je res, da – Oziroma proti tem naravnem pripustu, ko velik jih ma domačga bika doma, da popravlaš oz. Pripomoreš k temu, da kako žival rešiš, ane. Sigurno so živali – sej to ni nobena skrivnost – da žival, ko je ne boš obrejil na umetno, da ko boš bika spustu, bo pa primla.</text:span></text:p>
      <text:p text:style-name="P11"><text:span text:style-name="T4">J: Ja pa kakršnokol seme, domače al tujo.</text:span></text:p>
      <text:p text:style-name="P11"><text:span text:style-name="T4">F: Ja, ja, tu ni važno, kerokol seme. Sej pravim, to je bla zdj vlka dilema, pa da je tolk križank zdj vn pršlo na temu območju – pač goveodrejskega društva našga. Am – lej je pa mogoče je pa kdaj, da en tak bik, da eno zklo dobro žival reši, da ni izločena. Mogoč nalsednjo laktacijo bo pa normalno naprej zalaufala.</text:span></text:p>
      <text:p text:style-name="P11"><text:span text:style-name="T4">A: Ker tk al tk – tistih križank, tut če so teličke – zdj če res ni leva, jo tk maš za naprej. Sj jo pol naprej semeniš – zdj če je bolj na črno, jo tk al tk pol naprej semeniš s črno.belim bikom. Dobiš pol čez neki generacij nazaj čisto pasmo. Če je pa tele že tk al tk zabužlano, ga maš pa tk al tk naprej za meso oz. Ga izločiš. Sam da je krava breja, da se vleče laktacija naprej, če ne ...</text:span></text:p>
      <text:p text:style-name="P12"><text:span text:style-name="T4">F: Zdj selekcija – razno razne kritike so lej, sj so pa …</text:span></text:p>
      <text:p text:style-name="P12"><text:span text:style-name="T4"/></text:p>
      <text:p text:style-name="P27"><text:span text:style-name="T4">A vi zaupate domači selekciji, kaj pogrešate, mislite, da je vzdržno ali tuja vdira?<text:line-break/>Ker baje so na trgu nasprotniki domače selekcije.</text:span></text:p>
      <text:p text:style-name="P27"><text:span text:style-name="T4"/></text:p>
      <text:p text:style-name="P12"><text:span text:style-name="T4">F: Na terenu, ja.</text:span></text:p>
      <text:p text:style-name="P12"><text:span text:style-name="T4">A. Recimo GPZ je ful …</text:span></text:p>
      <text:p text:style-name="P12"><text:span text:style-name="T4">F: Sploh tti, ko se ukvarjajo samo s trogivno – uvoz pa prodaja naprej. Potem se pa hvalijo – to se mi bedasto zdi – po cajtngah se hvalijo, to je pa selekcija GPZja … Kako selekcijo se greš ti GPZ – če ti kupiš v tujini bika pa je to , pa tu prodaš seme, vn pride res dobra žival. A toje pa zdj selekcija GPZja? TO je tuja selekcija k nam prpelana. </text:span></text:p>
      <text:p text:style-name="P12"><text:span text:style-name="T4"/></text:p>
      <text:p text:style-name="P27"><text:span text:style-name="T4">Pa sj to rejci najbrž vejo?</text:span></text:p>
      <text:p text:style-name="P12"><text:span text:style-name="T4">J: Ja, nekateri so pač apriori proti domači. To je to bolj, ko si že reku prej.</text:span></text:p>
      <text:p text:style-name="P12"><text:span text:style-name="T4">F: To je problem slovenstva, tt špetir. Pa favšija.</text:span></text:p>
      <text:p text:style-name="P12"><text:span text:style-name="T4"/></text:p>
      <text:p text:style-name="P27"><text:span text:style-name="T4">Samo zakaj so eni tak proti slovenski?</text:span></text:p>
      <text:p text:style-name="P12"><text:span text:style-name="T4">F. PO moje to morajo biti uzadi neke osebne zamere. Ne vem.Lej to ni problem žival.</text:span></text:p>
      <text:p text:style-name="P12"><text:span text:style-name="T4">J: TO ni problem stroke. TO je uno – težko si predal po svojmu kravo, a veš. PO moje bolj vidiš to. Ko se tut taki oglašajo, ko niso najbolj vrhunski rejci, da bi pa drugo vse blo tk vrhunsko. Pol so pa glasni.</text:span></text:p>
      <text:p text:style-name="P12"><text:span text:style-name="T4">A: Recimo pa GPZju je ena pospeševalka, pač jo poznam – ko tujo tiši naprej – pač tujo tujo tujo. Tut doma, </text:span><text:span text:style-name="T8">ko majo kmetijo, <text:s/></text:span><text:span text:style-name="T4">semenijo sam s tujimi biki. Pol smo pa bli tam na ekskurziji, pa je brat </text:span><text:soft-page-break/><text:span text:style-name="T8">p</text:span><text:span text:style-name="T4">razlagal “</text:span><text:span text:style-name="T8">ja to vse semenimo s tujimi”. Krave - pol ša govorijo o cenah – ja tam od 35, 40 evrov naprej se začne kvaliteta, pa tk. Tist, kar je za 5 evrov slamca, doza, je brezveze. To ne vem, a so naduvani.</text:span></text:p>
      <text:p text:style-name="P12"><text:span text:style-name="T8"/></text:p>
      <text:p text:style-name="P28"><text:span text:style-name="T4">Torej dost negativne promocije?</text:span></text:p>
      <text:p text:style-name="P13"><text:span text:style-name="T4">F: Ja to je škoda.</text:span></text:p>
      <text:p text:style-name="P13"><text:span text:style-name="T4">Je pa res, da svojcajt so ble delane napake, še posebej pr rjavi pasmi. Ker se je pač skos stremelo – prioriteta je prireja mleka. IN v določenem obdobju so strokovnjaki, ko jim je že cajt mal ušou, šli pa nabavljali sive bike mesnega tipa In to je dejansko sivo pasmo mal potegnalo, je stagnirala, in to je že eden od vzrokov, da lahk tisti, ko komi čaka na napake, reče – lej, to je to, to je pa domača selekcija. </text:span></text:p>
      <text:p text:style-name="P13"><text:span text:style-name="T4">No al pa to, ko sem reku – ko je bil problem v vzrejnem centru v Novi Gorici. Dober, sej zdj ga ni več tam – razmere so ble nikakršne dol, zdj se baje bistveno popravla. Biki so bli nikker vzrejeni, niso bli sposobni pol za OC. Pol pa kamot edn, ko komi čaka na to, kamot reče – kaj si pa čmo pomagat z domačo selekcijo. Dejansko so pa tuje živali iz naših hlevov. Ko si rejci prizadevajo, ko semenijo, ko plačajo analizo – poleg tega, da se še nikker ni dalo zmenit za ceno bikcev. Še celo tk je blo – da je za Miha bl ataka cena, za Franca pa taka, bikca, ane. Ko se pa ljudje med sabo zmenijo, pa to ne zdrži več nekje. Tu se dela škoda v selekciji. In to jo ne popravip. Ko enkrat slaba luč pade na enga, je težko popravt. Poleg tgea pa eni še čakajo, da na tak način izkoristijo priliko pa pol pelajo naprej zadeve. </text:span></text:p>
      <text:p text:style-name="P13"><text:span text:style-name="T4"/></text:p>
      <text:p text:style-name="P29"><text:span text:style-name="T4">Mislite, da se da to popravit?</text:span></text:p>
      <text:p text:style-name="P29"><text:span text:style-name="T2">Seveda, vsaka stvar se da porpavit.</text:span></text:p>
      <text:p text:style-name="P13"><text:span text:style-name="T4"/></text:p>
      <text:p text:style-name="P28"><text:span text:style-name="T4">Pa mislite, da se slovenska selekcija premalo reklamira? </text:span></text:p>
      <text:p text:style-name="P13"><text:span text:style-name="T4">Ne vem, sej mogoče pa </text:span></text:p>
      <text:p text:style-name="P13"><text:span text:style-name="T4">J: Mogoče bi res lahko blo več reklame. Pa kaki seminarji pa razložit. Pa povedat. Sej kolk ljudi pa ve, kk poteka genomska selekcija pa na kak način. Kr naenkrat je pršlo vn – genomska selekcija – aha, to je pa zdj neki – u, ka bo pa zdj to. </text:span></text:p>
      <text:p text:style-name="P13"><text:span text:style-name="T4">A: Še posebi uni majhni kmeti, ko majo še kej drugega zravn krav, pa kravo lih tolk, da se semeni, pa pela naprej. Itsti tavlki jih je pa GPZ prevzel, uni pa semenijo zdj sam s tujim. Pol nekje vmes pa…</text:span></text:p>
      <text:p text:style-name="P13"><text:span text:style-name="T4">J: TO je pa, a veš, tk ko večina v Sloveniji – sam da je neki tujga, sam da je uvoženo, pol smo pa Jacki. Sej je povsod tk -sam mogoče tuki še bolj, v kmetijstvu ko na drugih področjih. Tuji strokovnjaki, tuje znanje, tuji material. Pozabljaš pa, da tu živiš, da morš tu pridelat, tu prodat pa da so mogoč drgač pogoji ko pa ne vem – Švica, Skandinavija … Eni res zlo zaupajo, eni so res – men gre to fejst na živce. Lej, to je tk napihnjeno pa naduvano.</text:span></text:p>
      <text:p text:style-name="P13"><text:span text:style-name="T4"/></text:p>
      <text:p text:style-name="P28"><text:span text:style-name="T4">To ker tujina veš oglašuje?</text:span></text:p>
      <text:p text:style-name="P13"><text:span text:style-name="T4">Ja, sigurno je drgačn pristop že skos.</text:span></text:p>
      <text:p text:style-name="P13"><text:span text:style-name="T4">J: Dnar pa koj nas vela pa subvencije pa podpore v kmetijstvu, ti pa koj tut pobirajo. Pa tut kiker prodajo, kupujejo pa … </text:span></text:p>
      <text:p text:style-name="P13"><text:span text:style-name="T4"/></text:p>
      <text:p text:style-name="P14"><text:span text:style-name="T4">1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5:37:03.425591584</meta:creation-date>
    <dc:date>2018-03-16T23:23:40.064942694</dc:date>
    <meta:editing-duration>PT29M30S</meta:editing-duration>
    <meta:editing-cycles>2</meta:editing-cycles>
    <meta:generator>LibreOffice/5.1.6.2$Linux_X86_64 LibreOffice_project/10m0$Build-2</meta:generator>
    <meta:document-statistic meta:table-count="0" meta:image-count="0" meta:object-count="0" meta:page-count="5" meta:paragraph-count="97" meta:word-count="2725" meta:character-count="14328" meta:non-whitespace-character-count="11612"/>
  </office:meta>
</office:document-meta>
</file>